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Courier 10 Pitch" svg:font-family="'Courier 10 Pitch'" style:font-pitch="fixed"/>
    <style:font-face style:name="DejaVu Sans Mono" svg:font-family="'DejaVu Sans Mono'" style:font-family-generic="swiss" style:font-pitch="fixed"/>
    <style:font-face style:name="ae_AlArabiya" svg:font-family="ae_AlArabiya" style:font-pitch="variable"/>
    <style:font-face style:name="FreeSerif" svg:font-family="FreeSerif"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10 Pitch"/>
    </style:style>
    <style:style style:name="P2" style:family="paragraph" style:parent-style-name="Standard">
      <style:paragraph-properties>
        <style:tab-stops>
          <style:tab-stop style:position="1.7083in"/>
        </style:tab-stops>
      </style:paragraph-properties>
      <style:text-properties style:font-name="Courier 10 Pitch"/>
    </style:style>
    <style:style style:name="P3" style:family="paragraph" style:parent-style-name="Standard">
      <style:text-properties style:font-name="FreeSerif"/>
    </style:style>
    <style:style style:name="P4" style:family="paragraph" style:parent-style-name="Standard">
      <style:text-properties style:font-name="FreeSerif" fo:font-size="14pt" fo:font-weight="bold" style:font-size-asian="14pt" style:font-weight-asian="bold" style:font-size-complex="14pt" style:font-weight-complex="bold"/>
    </style:style>
    <style:style style:name="P5" style:family="paragraph" style:parent-style-name="Standard">
      <style:text-properties style:font-name="FreeSerif" fo:font-weight="bold" style:font-weight-asian="bold" style:font-weight-complex="bold"/>
    </style:style>
    <style:style style:name="P6" style:family="paragraph" style:parent-style-name="Standard">
      <style:paragraph-properties>
        <style:tab-stops>
          <style:tab-stop style:position="1.7083in"/>
        </style:tab-stops>
      </style:paragraph-properties>
      <style:text-properties style:font-name="FreeSerif"/>
    </style:style>
    <style:style style:name="P7" style:family="paragraph" style:parent-style-name="Standard">
      <style:text-properties style:font-name="FreeSerif" fo:font-size="12pt" fo:font-weight="bold" style:font-size-asian="10.5pt" style:font-weight-asian="bold" style:font-size-complex="12pt" style:font-weight-complex="bold"/>
    </style:style>
    <style:style style:name="P8" style:family="paragraph" style:parent-style-name="Standard">
      <style:text-properties style:font-name="FreeSerif" fo:font-size="12pt" fo:font-weight="normal" style:font-size-asian="12pt" style:font-weight-asian="normal" style:font-size-complex="12pt" style:font-weight-complex="normal"/>
    </style:style>
    <style:style style:name="T1" style:family="text">
      <style:text-properties style:font-name="FreeSerif"/>
    </style:style>
    <style:style style:name="T2" style:family="text">
      <style:text-properties style:text-position="super 58%" fo:background-color="transparent" style:font-size-asian="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VM.z works fine if you do compiledbg. <text:s/>I comfirmed this tonight in the following configuration:</text:p>
      <text:p text:style-name="P2"/>
      <text:p text:style-name="P2">Ubuntu 8.10 (I think), and</text:p>
      <text:p text:style-name="P2">under Vmware</text:p>
      <text:p text:style-name="P2">unbuntu 7.10 and SUSE 10.2</text:p>
      <text:p text:style-name="P1">bison 2.3</text:p>
      <text:p text:style-name="P1">flex 2.5.33</text:p>
      <text:p text:style-name="P1"/>
      <text:p text:style-name="P3">If you use bison 2.4, you need to add, for example, </text:p>
      <text:p text:style-name="P1">#include p4.table.h </text:p>
      <text:p text:style-name="P3">at the top of the p4.y. ( This info is provided by Nate. )</text:p>
      <text:p text:style-name="P1"/>
      <text:p text:style-name="P1">user manual</text:p>
      <text:p text:style-name="P1">./compiledbg p4 <text:s text:c="2"/>/* <text:span text:style-name="T1">compiles p4.y and creates p4.tab.c and p4.tab.h</text:span> */</text:p>
      <text:p text:style-name="P1">./compiledbg a4 <text:s text:c="2"/>/* <text:span text:style-name="T1">compiles a4.y and creates a4.tab.c and a4.tab.h</text:span> */</text:p>
      <text:p text:style-name="P1">./p4 f15 f15out</text:p>
      <text:p text:style-name="P1">./a4 f15out e <text:s text:c="4"/>/* <text:span text:style-name="T1">execute f15out </text:span>*/</text:p>
      <text:p text:style-name="P1">./a4 f15out m <text:s text:c="4"/>/* <text:span text:style-name="T1">memory dump with f15out loaded </text:span>*/</text:p>
      <text:p text:style-name="P1"/>
      <text:p text:style-name="P4">1. Task to perform: separate machine and assembler in a4.y</text:p>
      <text:p text:style-name="P3"/>
      <text:p text:style-name="P3">a4.y is an assembler for the assembly language that p4.y generates. With (m), it executes the loaded program.</text:p>
      <text:p text:style-name="P3"/>
      <text:p text:style-name="P3">“compiledbg p4” compiles .y and creates p4.tab.c and p4.tab.h.</text:p>
      <text:p text:style-name="P3"/>
      <text:p text:style-name="P5">a4.y document</text:p>
      <text:p text:style-name="P3"/>
      <text:p text:style-name="P3">program section is the a4 grammar. </text:p>
      <text:p text:style-name="P3">gmem[ ] is the global memory. </text:p>
      <text:p text:style-name="P3">mem[ pid ] [memorysize] is the memory for process pid.</text:p>
      <text:p text:style-name="P3"/>
      <text:p text:style-name="P3">a4.y generates machine code. As the machine code is generated, a4.y put the code into mem[][].</text:p>
      <text:p text:style-name="P3">The first 10 locations of mem[][] are local variables of a process, namely, r0,r1,...,r9.</text:p>
      <text:p text:style-name="P3">A subroutine executeit(), a4.y line 739, is a CPU/machine that executes code in mem[][].</text:p>
      <text:p text:style-name="P3">It switches pid using rand(). <text:s text:c="8"/>cur_proc = (rand()%(pid-1))+1;</text:p>
      <text:p text:style-name="P3">However, in order to simulate process speed difference, use different probabilities to assign cur_pid. Do this modification if you have time. </text:p>
      <text:p text:style-name="P3">First Extract out executeit() and exe() and necessary data structures to create “machine.c”. </text:p>
      <text:p text:style-name="P3"/>
      <text:p text:style-name="P3">So, modification goes like this:</text:p>
      <text:p text:style-name="P3">Step 1: Separation of assembler and machine.</text:p>
      <text:p text:style-name="P3">1. a4.y will no longer execute the programs. a4.y produces machine code into a file.</text:p>
      <text:p text:style-name="P3">2. machine.c will have memory and CPU, and OS.</text:p>
      <text:p text:style-name="P3">3. The first OS will have a user program loader.</text:p>
      <text:p text:style-name="P3">4. The loader will read an a4.y output file and put it in the memory, mem[pid] [ ].</text:p>
      <text:p text:style-name="P3">5. The OS will set the program counter to a user process and start execute.</text:p>
      <text:p text:style-name="P3"/>
      <text:p text:style-name="P3">Step 2:</text:p>
      <text:p text:style-name="P3">1. Decide the page size. One page per process to begin with.</text:p>
      <text:p text:style-name="P3"><text:soft-page-break/>2. The OS loader load one page of a process at a time.</text:p>
      <text:p text:style-name="P3">3. Create the inverted page table.</text:p>
      <text:p text:style-name="P3">4. The OS will check the program counter (PC) with the end of the physical page.</text:p>
      <text:p text:style-name="P3">5. If the PC goes beyond the beyond the end of the page, load the next page and reset the PC.</text:p>
      <text:p text:style-name="P3"/>
      <text:p text:style-name="P3">Step 3:</text:p>
      <text:p text:style-name="P3">1. Rewrite the paging system that allows 2<text:span text:style-name="T2">n</text:span> pages per process. And make machine code for a process bigger than 2<text:span text:style-name="T2">n</text:span> pages. (Start with n=1.) Page replacement policy is LRU.</text:p>
      <text:p text:style-name="P4"/>
      <text:p text:style-name="P4">2. File System </text:p>
      <text:p text:style-name="P3"/>
      <text:p text:style-name="P3">Step1. </text:p>
      <text:p text:style-name="P3">1. Add create(), open(), read(), write(), delete() service routines to the OS.</text:p>
      <text:p text:style-name="P3">2. Modify a4.y to handle system service calls.</text:p>
      <text:p text:style-name="P3">3. Design size of storage and block size.</text:p>
      <text:p text:style-name="P3">4. Add the file system to the OS.</text:p>
      <text:p text:style-name="P3"/>
      <text:p text:style-name="P3">Note: Refer to the undergraduate operating system text book - file systems section for details, but make it really simple. I suggest the following:</text:p>
      <text:p text:style-name="P3"/>
      <text:p text:style-name="P3">Note 1. Create the file directory, which is an array of pointers that point to an index block. An index block contains two pointers to two data blocks and one pointer to the next data block.</text:p>
      <text:p text:style-name="P3"><text:s/>file_directory[file_name] -&gt; i_block -&gt; i_block -&gt; Null</text:p>
      <text:p text:style-name="P3">i_block.ptr[0]-&gt; physical data block, and i_block.ptr[1] -&gt; physical data blok.</text:p>
      <text:p text:style-name="P3">This number of i_block pointers signify device's read/write size.</text:p>
      <text:p text:style-name="P3"/>
      <text:p text:style-name="P3">Note 2. Since this OS supports concurrent processing, multiple processes may access to the same file. This means a process must have exclusive access to the file if write. Current a4 has LOCK and UNLOCK instructions to gain exclusive CPU time.</text:p>
      <text:p text:style-name="P3"/>
      <text:p text:style-name="P4">3. Shell </text:p>
      <text:p text:style-name="P4"/>
      <text:p text:style-name="P3">Step 1. Shell will have commands: mv filenameS filenameD, rm filename, load file, and run file.</text:p>
      <text:p text:style-name="P3">This means program loader should only load and run command will run the loaded program. These shell commands use already written open, delete, create, read, and write service routines.</text:p>
      <text:p text:style-name="P3"/>
      <text:p text:style-name="P4">4. Shared memory: (currently SKIP, but ...)</text:p>
      <text:p text:style-name="P8"/>
      <text:p text:style-name="P8">This modifies global memory section of p4 language. Instead of allocating globals in the data declaration, use shmem() and shmat() like LINUX.</text:p>
      <text:p text:style-name="P7"/>
      <text:p text:style-name="P4">5. Internet connection: (SKIP)</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Courier 10 Pitch" svg:font-family="'Courier 10 Pitch'" style:font-pitch="fixed"/>
    <style:font-face style:name="DejaVu Sans Mono" svg:font-family="'DejaVu Sans Mono'" style:font-family-generic="swiss" style:font-pitch="fixed"/>
    <style:font-face style:name="ae_AlArabiya" svg:font-family="ae_AlArabiya" style:font-pitch="variable"/>
    <style:font-face style:name="FreeSerif" svg:font-family="FreeSerif"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kimamura</meta:initial-creator>
    <meta:creation-date>2010-01-11T21:52:05</meta:creation-date>
    <dc:creator>kimamura</dc:creator>
    <dc:date>2010-01-12T01:09:35</dc:date>
    <meta:editing-cycles>1</meta:editing-cycles>
    <meta:editing-duration>PT3H0M29S</meta:editing-duration>
    <meta:user-defined meta:name="Info 1"/>
    <meta:user-defined meta:name="Info 2"/>
    <meta:user-defined meta:name="Info 3"/>
    <meta:user-defined meta:name="Info 4"/>
    <meta:document-statistic meta:table-count="0" meta:image-count="0" meta:object-count="0" meta:page-count="2" meta:paragraph-count="61" meta:word-count="737" meta:character-count="4167"/>
  </office:meta>
</office:document-meta>
</file>